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Undolib</text:h>
      <text:p text:style-name="P1">The obvious scope of this extension is to add a couple options to &gt;UNDO. While written specifically to enhance the "newconverse" library extension, it also has some basic functions that could be applied to any game.</text:p>
      <text:p text:style-name="Standard"/>
      <text:h text:style-name="Heading_20_2" text:outline-level="2">How to use</text:h>
      <text:p text:style-name="P1">Set the <text:span text:style-name="T1">show_commands</text:span> global to true in your game if you'd like &gt;UNDO to show the player what command is being undone. It's just an attempt to keep the player on the same page, especially when certain xverb and unsuccessful commands make it unclear.</text:p>
      <text:p text:style-name="P1"/>
      <text:p text:style-name="P1">Moves that return false (therefore, not calling main) but aren't xverbs CAN be undone. UNDOlib's default behavior in this scenario is to clear the "undocommand" word array. If you'd like a specific "unsuccessful" action to have its command saved, add the following code to it:</text:p>
      <text:p text:style-name="P1"/>
      <text:p text:style-name="P1"><text:tab/>SaveCommand</text:p>
      <text:p text:style-name="P1"><text:tab/>last_turn_true = true</text:p>
      <text:p text:style-name="P1"/>
      <text:p text:style-name="P1">The main other thing is an attempt to support multiple-undo, where the game UNDOs repeatedly until a global doesn't return true. One idea would be a game with an unwinnable scenario where it can undo until back when it was winnable. Just a warning: some interpreters like Gargoyle have a crazy small undo memory buffer, so you may want to code several behaviors into your game in such case.</text:p>
      <text:p text:style-name="P1"/>
      <text:p text:style-name="P1">To use, set continue_undo to true in your code during turns you'd want it to UNDO past. replace ContinueUndoFailure and ContinueUndoSuccess with routines with messages that better fit your game:</text:p>
      <text:p text:style-name="P1"/>
      <text:p text:style-name="P1"><text:tab/>replace ContinueUndoSuccess</text:p>
      <text:p text:style-name="P1"><text:tab/>{</text:p>
      <text:p text:style-name="P1"><text:tab/><text:tab/>"UNDOing back to a point where the game was winnable.."</text:p>
      <text:p text:style-name="P1"><text:tab/>}</text:p>
      <text:p text:style-name="P1"/>
      <text:p text:style-name="P1">(UNDOlib uses individual routines for messages to work better with other contributions like newconverse.h while still allowing for easy replac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8T16:01:09.07</meta:creation-date>
    <dc:date>2014-03-24T13:13:34.038000000</dc:date>
    <meta:editing-duration>P0D</meta:editing-duration>
    <meta:editing-cycles>3</meta:editing-cycles>
    <meta:generator>LibreOffice/4.2.2.1$Windows_x86 LibreOffice_project/3be8cda0bddd8e430d8cda1ebfd581265cca5a0f</meta:generator>
    <meta:document-statistic meta:table-count="0" meta:image-count="0" meta:object-count="0" meta:page-count="1" meta:paragraph-count="14" meta:word-count="266" meta:character-count="1613" meta:non-whitespace-character-count="1354"/>
  </office:meta>
</office:document-meta>
</file>